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30"/>
        <table:table-column table:style-name="co7" table:default-cell-style-name="ce14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3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SUM([.D3:.E3])" office:value-type="float" office:value="75" calcext:value-type="float">
            <text:p>75</text:p>
          </table:table-cell>
          <table:table-cell office:value-type="string" calcext:value-type="string">
            <text:p>Ejercicio 2: hay varios errores porque se llama a métodos y funciones con el nombre equivocado, además el programa no crea el archivo de resultado.</text:p>
          </table:table-cell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SUM([.D4:.E4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2"/>
          <table:table-cell table:formula="of:=SUM([.D5:.E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2"/>
          <table:table-cell table:style-name="ce20" table:formula="of:=SUM([.D6:.E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0" office:value-type="string" calcext:value-type="string">
            <text:p>Problema 1</text:p>
          </table:table-cell>
          <table:table-cell table:style-name="ce4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SUM([.D7:.E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algoritmo plantead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2"/>
          <table:table-cell table:style-name="ce20" table:formula="of:=SUM([.D8:.E8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office:value-type="string" calcext:value-type="string">
            <text:p>entrada y salid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SUM([.D9:.E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buenas práctic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2"/>
          <table:table-cell table:style-name="ce20" table:formula="of:=SUM([.D10:.E10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40" office:value-type="string" calcext:value-type="string">
            <text:p>Problema 2</text:p>
          </table:table-cell>
          <table:table-cell table:style-name="ce4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SUM([.D11:.E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15" office:value-type="string" calcext:value-type="string">
            <text:p>algoritmo plantead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SUM([.D12:.E12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office:value-type="string" calcext:value-type="string">
            <text:p>entrada y salid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D13:.E13])" office:value-type="float" office:value="85" calcext:value-type="float">
            <text:p>85</text:p>
          </table:table-cell>
          <table:table-cell office:value-type="string" calcext:value-type="string">
            <text:p>Ejercicio 1: no crea el archivo resultado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uenas prácti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2"/>
          <table:table-cell table:style-name="ce20" table:formula="of:=SUM([.D14:.E1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2"/>
          <table:table-cell table:formula="of:=SUM([.D15:.E15])" office:value-type="float" office:value="0" calcext:value-type="float">
            <text:p>0</text:p>
          </table:table-cell>
          <table:table-cell table:style-name="ce3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SUM([.D16:.E16])" office:value-type="float" office:value="90" calcext:value-type="float">
            <text:p>90</text:p>
          </table:table-cell>
          <table:table-cell table:style-name="ce31" office:value-type="string" calcext:value-type="string">
            <text:p>Ejercicio 1: no escribe el promedio de las nota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2"/>
          <table:table-cell table:formula="of:=SUM([.D17:.E17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SUM([.D18:.E18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2"/>
          <table:table-cell table:formula="of:=SUM([.D19:.E19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SUM([.D20:.E20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SUM([.D21:.E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2"/>
          <table:table-cell table:style-name="ce20" table:formula="of:=SUM([.D22:.E2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SUM([.D23:.E23])" office:value-type="float" office:value="90" calcext:value-type="float">
            <text:p>90</text:p>
          </table:table-cell>
          <table:table-cell office:value-type="string" calcext:value-type="string">
            <text:p>Ejercicio 1: el archivo resultado no muestra el promedio de las nota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SUM([.D24:.E24])" office:value-type="float" office:value="90" calcext:value-type="float">
            <text:p>90</text:p>
          </table:table-cell>
          <table:table-cell table:style-name="ce31" office:value-type="string" calcext:value-type="string">
            <text:p>Ejercicio 1: no escribe el promedio de las nota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2"/>
          <table:table-cell table:formula="of:=SUM([.D25:.E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2"/>
          <table:table-cell table:style-name="ce20" table:formula="of:=SUM([.D26:.E2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SUM([.D27:.E2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8:.E28])" office:value-type="float" office:value="90" calcext:value-type="float">
            <text:p>90</text:p>
          </table:table-cell>
          <table:table-cell table:style-name="ce34" office:value-type="string" calcext:value-type="string">
            <text:p>Ejercicio 2: faltaron algunas probeas y escribir comentarios en el códig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2"/>
          <table:table-cell table:formula="of:=SUM([.D29:.E29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SUM([.D30:.E30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2"/>
          <table:table-cell table:formula="of:=SUM([.D31:.E31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2"/>
          <table:table-cell table:style-name="ce20" table:formula="of:=SUM([.D32:.E32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SUM([.D33:.E33])" office:value-type="float" office:value="90" calcext:value-type="float">
            <text:p>90</text:p>
          </table:table-cell>
          <table:table-cell table:style-name="ce35" office:value-type="string" calcext:value-type="string">
            <text:p>Ejercicio 1: el archivo que se crea no es como el que pide el enunciad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SUM([.D34:.E34])" office:value-type="float" office:value="85" calcext:value-type="float">
            <text:p>85</text:p>
          </table:table-cell>
          <table:table-cell table:style-name="ce34" office:value-type="string" calcext:value-type="string">
            <text:p>Ejercicio 1: no crea el archivo resultad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SUM([.D35:.E35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SUM([.D36:.E36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SUM([.D37:.E37])" office:value-type="float" office:value="100" calcext:value-type="float">
            <text:p>100</text:p>
          </table:table-cell>
          <table:table-cell table:style-name="ce3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23:15:15.8205678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21T16:47:24.063638384</dc:date>
    <meta:editing-duration>PT4H54M23S</meta:editing-duration>
    <meta:editing-cycles>13</meta:editing-cycles>
    <meta:generator>LibreOffice/6.4.6.2$Linux_X86_64 LibreOffice_project/40$Build-2</meta:generator>
    <meta:document-statistic meta:table-count="1" meta:cell-count="250" meta:object-count="0"/>
  </office:meta>
</office:document-meta>
</file>